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Table_20_Contents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tab/>a += { „world“ }</text:p>
            <text:p text:style-name="Table_20_Contents"><text:soft-page-break/>}</text:p>
          </table:table-cell>
          <table:table-cell table:style-name="Operators.C2" office:value-type="string">
            <text:p text:style-name="Table_20_Contents">a contains both „hello“ and „world“. This currently only 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Inheritance</text:h>
      <text:p text:style-name="Text_20_body">Objects can inherit properties from one or more other objects:</text:p>
      <text:p text:style-name="Code"><text:soft-page-break/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abstract object host „test-host“ {</text:p>
      <text:p text:style-name="Code"><text:tab/>macros += {</text:p>
      <text:p text:style-name="Code"><text:tab/><text:tab/>color = „blue“</text:p>
      <text:p text:style-name="Code"><text:tab/>}</text:p>
      <text:p text:style-name="Code">}</text:p>
      <text:p text:style-name="Code"><text:tab/><text:tab/></text:p>
      <text:p text:style-name="Code"/>
      <text:p text:style-name="Code">object host „localhost“ inherits „tes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include“ keyword:</text:p>
      <text:p text:style-name="Code">include „some/other/file.conf“</text:p>
      <text:h text:style-name="P6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service = 7777,</text:p>
      <text:p text:style-name="Code"/>
      <text:p text:style-name="Code"><text:tab/>pidpath = „/var/run/icinga2.pid“,</text:p>
      <text:p text:style-name="Code"><text:tab/>logpath = „/var/log/icinga2.log“,</text:p>
      <text:p text:style-name="Code"/>
      <text:p text:style-name="Code"><text:tab/>macros = {</text:p>
      <text:p text:style-name="Code"><text:tab/><text:tab/>plugindir = „/usr/local/icinga/libexec“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Property: logpath</text:h>
      <text:p text:style-name="Text_20_body">Optional. The path to the logfile. This is a shortcut for creating a log object of type „file“ with the <text:soft-page-break/>specified log path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</text:h>
      <text:p text:style-name="Text_20_body">Specifies where Icinga 2 should be logging. Objects of this type must have the „local“ attribute:</text:p>
      <text:p text:style-name="Text_20_body">local object log „my-debug-log“ {</text:p>
      <text:p text:style-name="Text_20_body"><text:tab/>type = „file“,</text:p>
      <text:p text:style-name="Text_20_body"><text:tab/>path = „/var/log/icinga2.log“,</text:p>
      <text:p text:style-name="Text_20_body"><text:tab/>severity = „debug“</text:p>
      <text:p text:style-name="Text_20_body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<text:soft-page-break/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Text_20_body">local object role „all“ {</text:p>
      <text:p text:style-name="Text_20_body"><text:tab/>publications = { „*“ },</text:p>
      <text:p text:style-name="Text_20_body"><text:tab/>subscriptions = { „*“ }</text:p>
      <text:p text:style-name="Text_20_body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tab/>methods = {</text:p>
      <text:p text:style-name="Code"><text:tab/><text:tab/>check = „native::NagiosCheck“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 ,</text:p>
      <text:p text:style-name="Code"><text:tab/><text:tab/>address = „127.0.0.1“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><text:soft-page-break/></text:p>
      <text:p text:style-name="Code"><text:tab/>check_interval = 60,</text:p>
      <text:p text:style-name="Code"><text:tab/>retry_interval = 15,</text:p>
      <text:p text:style-name="Code"/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<text:soft-page-break/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<text:soft-page-break/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1710461390" text:style-name="L1">
        <text:list-item>
          <text:p text:style-name="P4">Properties specified in the dictionary of the inline service definition</text:p>
        </text:list-item>
        <text:list-item>
          <text:p text:style-name="P4">Host properties</text:p>
        </text:list-item>
        <text:list-item>
          <text:p text:style-name="P4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<text:soft-page-break/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5" text:outline-level="1"/>
      <text:h text:style-name="P6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7-16T08:24:57</dc:date>
    <meta:editing-duration>PT2H2M32S</meta:editing-duration>
    <meta:editing-cycles>151</meta:editing-cycles>
    <meta:generator>LibreOffice/3.4$Unix LibreOffice_project/340m1$Build-402</meta:generator>
    <meta:document-statistic meta:table-count="4" meta:image-count="0" meta:object-count="0" meta:page-count="11" meta:paragraph-count="336" meta:word-count="1883" meta:character-count="11751" meta:non-whitespace-character-count="9961"/>
  </office:meta>
</office:document-meta>
</file>